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face.hadMappingOpe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face.notifyMapOp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face.getMaxAscent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face.warnMissingGlyph( char c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Typefac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face.isMultiBy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face.setEventListener( FontEvent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